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Algoritmo</text:p>
      <text:p text:style-name="P1"/>
      <text:p text:style-name="P1">Un algoritmo muy sencillo, muy básico, que crearía textos que “parecieran” de un autor determinado podría ser del tipo que se ve a continuación. Hay que decir que “parecer” no es “ser”, que incluso pueden generarse frases sin sentido pero que parecen, a primera vista, correctas. Para que el tiempo de cálculo no se dispare exponencialmente, hacemos el análisis restringiéndolo a una sola palabra seguida de otra. También hay que señalar que se trata, ahora, de entender los conceptos, no de hacer que el algoritmo sea elegante y/o rápido.</text:p>
      <text:p text:style-name="P1"/>
      <text:p text:style-name="P1">1.- Introducir un texto largo en el sistema, en una variable de texto. Debe ser un texto suficientemente largo. Esta introducción puede hacerse, por ejemplo, “pegándolo” en una caja de lectura de datos.</text:p>
      <text:p text:style-name="P1"/>
      <text:p text:style-name="P1">2.- Detectar todas y cada una de la palabras distintas de ese texto y adscribirlas a una variable del tipo array. Por ejemplo a$.</text:p>
      <text:p text:style-name="P1"/>
      <text:p text:style-name="P1">3.- Para cada palabra, ver todas las posibles palabras distintas que la siguen y apuntar la frecuencia con que aparecen en una variable de varias dimensiones del tipo b$(palabrainicio)= {[palabra-1, frecuencia-1, palabra-2, frecuencia-2..., palabra-n, frecuencia-n], [....], [....],.…}</text:p>
      <text:p text:style-name="P1"/>
      <text:p text:style-name="P1">4.- Reordenar esta variable en su segunda dimensión por frecuencias (es decir, <text:s/>frecuencia-1 mayor que frecuencia-2 mayor que frecuencia-3 mayor que ....).</text:p>
      <text:p text:style-name="P1"/>
      <text:p text:style-name="P1">4.- Introducir en el sistema una semilla de arranque (una palabra o, si es un frase, la palabra importante será sólo <text:s/>la última). Por ejemplo <text:s/>textinicial$=”Un hombre”.</text:p>
      <text:p text:style-name="P1"/>
      <text:p text:style-name="P1">5.- Ver cuántas palabras siguientes posibles tiene esa semilla. Llamamos a este número N. Si una palabra tiene una frecuencia <text:s/>distinta de 1, contarla como tantas veces como se repita. Es decir, si por ejemplo la palabra “mesa” aparece 6 veces, cuanta por 6 a la hora de calcular N.</text:p>
      <text:p text:style-name="P1"/>
      <text:p text:style-name="P1">7.- Generar un número aleatorio entre 1 y N que llamaremos “t”.</text:p>
      <text:p text:style-name="P1"/>
      <text:p text:style-name="P1"><text:soft-page-break/>8.- Elegir la palabra siguiente de entre las de b$(semilla, palabras siguientes) tal que “t” sea el primer mayor que la suma de frecuencias anteriores empezando por cero.</text:p>
      <text:p text:style-name="P1">Ejemplo:</text:p>
      <text:p text:style-name="P1">Si b$(mesa)=(blanca, 6, alta, 3, sucia, 2, verde, 1, solitaria,1) y, por tanto, N=13:</text:p>
      <text:p text:style-name="P1">y hemos generado un t=10, la palabra elegida será “sucia” (10 mayor que 6+3). Si t=5, elegiríamos “blanca” ya que (5 mayor que 0). Si t=8, elegiríamos “alta” porque (8 mayor que 5). Si t=12 elegiríamos “verde” porque (12 mayor que 6+3+2), etc.</text:p>
      <text:p text:style-name="P1"/>
      <text:p text:style-name="P1">9.- La nueva palabra que acabamos de hallar es la nueva semilla. Repetimos el proceso a partir del paso 6 tantas veces como queram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17:35:55.331606313</meta:creation-date>
    <dc:date>2026-01-20T17:37:10.048529029</dc:date>
    <meta:editing-duration>PT1M15S</meta:editing-duration>
    <meta:editing-cycles>1</meta:editing-cycles>
    <meta:document-statistic meta:table-count="0" meta:image-count="0" meta:object-count="0" meta:page-count="2" meta:paragraph-count="14" meta:word-count="405" meta:character-count="2472" meta:non-whitespace-character-count="2076"/>
    <meta:generator>LibreOffice/25.2.7.2$Linux_X86_64 LibreOffice_project/520$Build-2</meta:generator>
  </office:meta>
</office:document-meta>
</file>